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2.65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6.04mm"/>
    </style:style>
    <style:style style:name="co8" style:family="table-column">
      <style:table-column-properties fo:break-before="auto" style:column-width="52.99mm"/>
    </style:style>
    <style:style style:name="co9" style:family="table-column">
      <style:table-column-properties fo:break-before="auto" style:column-width="25.98mm"/>
    </style:style>
    <style:style style:name="co10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27.46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47.61mm"/>
    </style:style>
    <style:style style:name="co14" style:family="table-column">
      <style:table-column-properties fo:break-before="auto" style:column-width="83.4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8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0" style:family="table-cell" style:parent-style-name="Default">
      <style:text-properties style:font-name="FreeSans" fo:font-size="11pt"/>
    </style:style>
    <style:style style:name="ce1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2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3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5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8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8" style:family="table-cell" style:parent-style-name="Default" style:data-style-name="N108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" style:family="table-cell" style:parent-style-name="Default" style:data-style-name="N100">
      <style:text-properties style:font-name="FreeSans" fo:font-size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62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63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64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5" style:family="table-cell" style:parent-style-name="Default" style:data-style-name="N107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6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7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8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0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69" style:family="table-cell" style:parent-style-name="Default" style:data-style-name="N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1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4" style:family="table-cell" style:parent-style-name="Default" style:data-style-name="N108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95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75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6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8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99" style:family="table-cell" style:parent-style-name="Default" style:data-style-name="N108">
      <style:table-cell-properties fo:background-color="transparent" fo:border="0.74pt solid #000000"/>
      <style:text-properties style:font-name="FreeSans" fo:font-size="11pt"/>
    </style:style>
    <style:style style:name="ce101" style:family="table-cell" style:parent-style-name="Default" style:data-style-name="N108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7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8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9" style:family="table-cell" style:parent-style-name="Default" style:data-style-name="N108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0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41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2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3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46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7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9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50" style:family="table-cell" style:parent-style-name="Default" style:data-style-name="N109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1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  <style:map style:condition="cell-content()&lt;6.5" style:apply-style-name="Custom1" style:base-cell-address="'Арка (калькулятор)'.B4"/>
    </style:style>
    <style:style style:name="ce52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3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9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5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56" style:family="table-cell" style:parent-style-name="Default" style:data-style-name="N109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7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8" style:family="table-cell" style:parent-style-name="Default" style:data-style-name="N109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  <style:map style:condition="cell-content()&gt;[.B8]" style:apply-style-name="Custom1" style:base-cell-address="'Арка (калькулятор)'.B16"/>
    </style:style>
    <style:style style:name="ce5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Погреб" table:style-name="ta1">
        <table:table-column table:style-name="co1" table:default-cell-style-name="ce4"/>
        <table:table-column table:style-name="co2" table:number-columns-repeated="4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5" office:value-type="string" calcext:value-type="string">
            <text:p>W, м</text:p>
          </table:table-cell>
          <table:table-cell table:style-name="ce5" office:value-type="string" calcext:value-type="string">
            <text:p>V, м3</text:p>
          </table:table-cell>
          <table:table-cell table:style-name="ce16" office:value-type="string" calcext:value-type="string">
            <text:p>Кількість, шт</text:p>
          </table:table-cell>
          <table:table-cell table:style-name="ce19"/>
          <table:table-cell table:style-name="ce4" office:value-type="string" calcext:value-type="string">
            <text:p>В 1 м3</text:p>
          </table:table-cell>
          <table:table-cell table:style-name="ce20" office:value-type="float" office:value="400" calcext:value-type="float">
            <text:p>400</text:p>
          </table:table-cell>
        </table:table-row>
        <table:table-row table:style-name="ro1">
          <table:table-cell table:style-name="ce2" office:value-type="string" calcext:value-type="string">
            <text:p>Кімната бічна 1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2]*[.C2]*[.D2]" office:value-type="float" office:value="2.1" calcext:value-type="float">
            <text:p>2,10</text:p>
          </table:table-cell>
          <table:table-cell table:style-name="ce17" table:formula="of:=[.E2]*[.$I$1]" office:value-type="float" office:value="840" calcext:value-type="float">
            <text:p>840</text:p>
          </table:table-cell>
          <table:table-cell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Кімната бічна 2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3]*[.C3]*[.D3]" office:value-type="float" office:value="2.1" calcext:value-type="float">
            <text:p>2,10</text:p>
          </table:table-cell>
          <table:table-cell table:style-name="ce17" table:formula="of:=[.E3]*[.$I$1]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імната торцева 1</text:p>
          </table:table-cell>
          <table:table-cell table:style-name="ce6" office:value-type="float" office:value="2.4" calcext:value-type="float">
            <text:p>2,4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4]*[.C4]*[.D4]" office:value-type="float" office:value="1.2" calcext:value-type="float">
            <text:p>1,20</text:p>
          </table:table-cell>
          <table:table-cell table:style-name="ce17" table:formula="of:=[.E4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імната торцева 2</text:p>
          </table:table-cell>
          <table:table-cell table:style-name="ce6" office:value-type="float" office:value="2.4" calcext:value-type="float">
            <text:p>2,4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5]*[.C5]*[.D5]" office:value-type="float" office:value="1.2" calcext:value-type="float">
            <text:p>1,20</text:p>
          </table:table-cell>
          <table:table-cell table:style-name="ce17" table:formula="of:=[.E5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бічна 1</text:p>
          </table:table-cell>
          <table:table-cell table:style-name="ce6" office:value-type="float" office:value="1.33" calcext:value-type="float">
            <text:p>1,33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float" office:value="0.125" calcext:value-type="float">
            <text:p>0,13</text:p>
          </table:table-cell>
          <table:table-cell table:style-name="ce6" table:formula="of:=[.B8]*[.C8]*[.D6]" office:value-type="float" office:value="0.058125" calcext:value-type="float">
            <text:p>0,06</text:p>
          </table:table-cell>
          <table:table-cell table:style-name="ce17" table:formula="of:=[.E6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бічна 2</text:p>
          </table:table-cell>
          <table:table-cell table:style-name="ce6" office:value-type="float" office:value="1.46" calcext:value-type="float">
            <text:p>1,46</text:p>
          </table:table-cell>
          <table:table-cell table:style-name="ce6" office:value-type="float" office:value="0.5" calcext:value-type="float">
            <text:p>0,5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7]*[.C7]*[.D7]" office:value-type="float" office:value="0.09125" calcext:value-type="float">
            <text:p>0,09</text:p>
          </table:table-cell>
          <table:table-cell table:style-name="ce17" table:formula="of:=[.E7]*[.$I$1]" office:value-type="float" office:value="36.5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торцева 1</text:p>
          </table:table-cell>
          <table:table-cell table:style-name="ce6" office:value-type="float" office:value="0.93" calcext:value-type="float">
            <text:p>0,93</text:p>
          </table:table-cell>
          <table:table-cell table:style-name="ce6" office:value-type="float" office:value="0.5" calcext:value-type="float">
            <text:p>0,5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8]*[.C8]*[.D8]" office:value-type="float" office:value="0.058125" calcext:value-type="float">
            <text:p>0,06</text:p>
          </table:table-cell>
          <table:table-cell table:style-name="ce17" table:formula="of:=[.E8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торцева 2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65" calcext:value-type="float">
            <text:p>0,65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9]*[.C9]*[.D9]" office:value-type="float" office:value="0.0658125" calcext:value-type="float">
            <text:p>0,07</text:p>
          </table:table-cell>
          <table:table-cell table:style-name="ce17" table:formula="of:=[.E9]*[.$I$1]" office:value-type="float" office:value="26.325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Простінок</text:p>
          </table:table-cell>
          <table:table-cell table:style-name="ce6" office:value-type="float" office:value="1.9" calcext:value-type="float">
            <text:p>1,90</text:p>
          </table:table-cell>
          <table:table-cell table:style-name="ce6" office:value-type="float" office:value="2" calcext:value-type="float">
            <text:p>2,0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10]*[.C10]*[.D10]" office:value-type="float" office:value="0.475" calcext:value-type="float">
            <text:p>0,48</text:p>
          </table:table-cell>
          <table:table-cell table:style-name="ce17" table:formula="of:=[.E10]*[.$I$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Двері (-)</text:p>
          </table:table-cell>
          <table:table-cell table:style-name="ce6" office:value-type="float" office:value="0.7" calcext:value-type="float">
            <text:p>0,70</text:p>
          </table:table-cell>
          <table:table-cell table:style-name="ce6" office:value-type="float" office:value="1.8" calcext:value-type="float">
            <text:p>1,80</text:p>
          </table:table-cell>
          <table:table-cell table:style-name="ce13" office:value-type="float" office:value="-0.125" calcext:value-type="float">
            <text:p>-0,13</text:p>
          </table:table-cell>
          <table:table-cell table:style-name="ce6" table:formula="of:=[.B11]*[.C11]*[.D11]" office:value-type="float" office:value="-0.1575" calcext:value-type="float">
            <text:p>-0,16</text:p>
          </table:table-cell>
          <table:table-cell table:style-name="ce17" table:formula="of:=[.E11]*[.$I$1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14"/>
          <table:table-cell table:style-name="ce17" table:formula="of:=SUM([.F2:.F9])" office:value-type="float" office:value="2749.325" calcext:value-type="float">
            <text:p>274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15"/>
          <table:table-cell table:style-name="ce18" table:formula="of:=[.F12]*(1 + [.$I$2]/100)" office:value-type="float" office:value="3024.2575" calcext:value-type="float">
            <text:p>3024</text:p>
          </table:table-cell>
          <table:table-cell table:number-columns-repeated="3"/>
        </table:table-row>
        <table:table-row table:style-name="ro1" table:number-rows-repeated="168">
          <table:table-cell/>
          <table:table-cell table:style-name="ce9" table:number-columns-repeated="4"/>
          <table:table-cell table:number-columns-repeated="4"/>
        </table:table-row>
        <table:table-row table:style-name="ro1" table:number-rows-repeated="10483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Яма" table:style-name="ta1">
        <table:table-column table:style-name="co4" table:default-cell-style-name="ce2"/>
        <table:table-column table:style-name="co2" table:number-columns-repeated="3" table:default-cell-style-name="ce6"/>
        <table:table-column table:style-name="co5" table:default-cell-style-name="ce6"/>
        <table:table-column table:style-name="co6" table:default-cell-style-name="ce17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5" office:value-type="string" calcext:value-type="string">
            <text:p>W, м</text:p>
          </table:table-cell>
          <table:table-cell table:style-name="ce5" office:value-type="string" calcext:value-type="string">
            <text:p>V, м3</text:p>
          </table:table-cell>
          <table:table-cell table:style-name="ce16" office:value-type="string" calcext:value-type="string">
            <text:p>Кількість, шт</text:p>
          </table:table-cell>
          <table:table-cell/>
          <table:table-cell table:style-name="ce4" office:value-type="string" calcext:value-type="string">
            <text:p>В 1 м3</text:p>
          </table:table-cell>
          <table:table-cell table:style-name="ce2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Кімната бічна 1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2]*[.C2]*[.D2]" office:value-type="float" office:value="1.6" calcext:value-type="float">
            <text:p>1,60</text:p>
          </table:table-cell>
          <table:table-cell table:formula="of:=[.E2]*[.$I$1]" office:value-type="float" office:value="640" calcext:value-type="float">
            <text:p>640</text:p>
          </table:table-cell>
          <table:table-cell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Кімната бічна 2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3]*[.C3]*[.D3]" office:value-type="float" office:value="1.6" calcext:value-type="float">
            <text:p>1,60</text:p>
          </table:table-cell>
          <table:table-cell table:formula="of:=[.E3]*[.$I$1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1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4]*[.C4]*[.D4]" office:value-type="float" office:value="0.28" calcext:value-type="float">
            <text:p>0,28</text:p>
          </table:table-cell>
          <table:table-cell table:formula="of:=[.E4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2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5]*[.C5]*[.D5]" office:value-type="float" office:value="0.28" calcext:value-type="float">
            <text:p>0,28</text:p>
          </table:table-cell>
          <table:table-cell table:formula="of:=[.E5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ір під полку (-)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0</text:p>
          </table:table-cell>
          <table:table-cell office:value-type="float" office:value="-0.25" calcext:value-type="float">
            <text:p>-0,25</text:p>
          </table:table-cell>
          <table:table-cell table:formula="of:=[.B6]*[.C6]*[.D6]" office:value-type="float" office:value="-0.12" calcext:value-type="float">
            <text:p>-0,12</text:p>
          </table:table-cell>
          <table:table-cell table:formula="of:=[.E6]*[.$I$1]"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1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9]*[.C9]*[.D7]" office:value-type="float" office:value="0.06" calcext:value-type="float">
            <text:p>0,06</text:p>
          </table:table-cell>
          <table:table-cell table:formula="of:=[.E7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2</text:p>
          </table:table-cell>
          <table:table-cell office:value-type="float" office:value="0.38" calcext:value-type="float">
            <text:p>0,38</text:p>
          </table:table-cell>
          <table:table-cell table:style-name="ce13"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8]*[.C8]*[.D8]" office:value-type="float" office:value="0.0285" calcext:value-type="float">
            <text:p>0,03</text:p>
          </table:table-cell>
          <table:table-cell table:formula="of:=[.E8]*[.$I$1]" office:value-type="float" office:value="11.4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торцева 1</text:p>
          </table:table-cell>
          <table:table-cell office:value-type="float" office:value="0.8" calcext:value-type="float">
            <text:p>0,80</text:p>
          </table:table-cell>
          <table:table-cell table:style-name="ce13"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9]*[.C9]*[.D9]" office:value-type="float" office:value="0.06" calcext:value-type="float">
            <text:p>0,06</text:p>
          </table:table-cell>
          <table:table-cell table:formula="of:=[.E9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14"/>
          <table:table-cell table:formula="of:=SUM([.F2:.F9])" office:value-type="float" office:value="1515.4" calcext:value-type="float">
            <text:p>151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15"/>
          <table:table-cell table:style-name="ce18" table:formula="of:=[.F10]*(1 + [.$I$2]/100)" office:value-type="float" office:value="1666.94" calcext:value-type="float">
            <text:p>1667</text:p>
          </table:table-cell>
          <table:table-cell table:number-columns-repeated="3"/>
        </table:table-row>
      </table:table>
      <table:table table:name="Коробка" table:style-name="ta1">
        <table:table-column table:style-name="co8" table:default-cell-style-name="ce2"/>
        <table:table-column table:style-name="co2" table:number-columns-repeated="2" table:default-cell-style-name="ce6"/>
        <table:table-column table:style-name="co9" table:default-cell-style-name="ce73"/>
        <table:table-column table:style-name="co10" table:default-cell-style-name="ce73"/>
        <table:table-column table:style-name="co11" table:default-cell-style-name="ce17"/>
        <table:table-column table:style-name="co2" table:default-cell-style-name="Default"/>
        <table:table-column table:style-name="co12" table:number-columns-repeated="2" table:default-cell-style-name="ce10"/>
        <table:table-column table:style-name="co2" table:default-cell-style-name="Default"/>
        <table:table-row table:style-name="ro2"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3">
          <table:table-cell table:style-name="ce61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98" office:value-type="string" calcext:value-type="string">
            <text:p>Кількість ложокової, шт</text:p>
          </table:table-cell>
          <table:table-cell table:style-name="ce77" office:value-type="string" calcext:value-type="string">
            <text:p>Кількість кутової, шт</text:p>
          </table:table-cell>
          <table:table-cell table:style-name="ce19"/>
          <table:table-cell table:style-name="ce4" office:value-type="string" calcext:value-type="string">
            <text:p>В 1 м2</text:p>
          </table:table-cell>
          <table:table-cell table:style-name="ce20" office:value-type="float" office:value="52" calcext:value-type="float">
            <text:p>52</text:p>
          </table:table-cell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67"/>
          <table:table-cell table:style-name="ce72" table:number-columns-repeated="2"/>
          <table:table-cell table:style-name="ce78"/>
          <table:table-cell table:style-name="ce19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Пояс на фасадах (загалом)</text:p>
          </table:table-cell>
          <table:table-cell table:formula="of:=18.1-0.25" office:value-type="float" office:value="17.85" calcext:value-type="float">
            <text:p>17,85</text:p>
          </table:table-cell>
          <table:table-cell office:value-type="float" office:value="0.15" calcext:value-type="float">
            <text:p>0,15</text:p>
          </table:table-cell>
          <table:table-cell table:style-name="ce68" table:formula="of:=[.B5]*[.C5]*[.$J$3]" office:value-type="float" office:value="139.23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style-name="ce99" table:formula="of:=[.E5]*[.D5]" office:value-type="float" office:value="278.46" calcext:value-type="float">
            <text:p>278</text:p>
          </table:table-cell>
          <table:table-cell table:style-name="ce17" table:formula="of:=IF([.E5] &lt; 0;-[.E5]*[.D5]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99" table:formula="of:=[.E6]*[.D6]" office:value-type="float" office:value="-0" calcext:value-type="float">
            <text:p>0</text:p>
          </table:table-cell>
          <table:table-cell table:style-name="ce17" table:formula="of:=IF([.E6] &lt; 0;-[.E6]*[.D6];0)" office:value-type="float" office:value="0" calcext:value-type="float">
            <text:p>0</text:p>
          </table:table-cell>
          <table:table-cell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Пояс на торцях (загалом)</text:p>
          </table:table-cell>
          <table:table-cell office:value-type="float" office:value="6.9" calcext:value-type="float">
            <text:p>6,90</text:p>
          </table:table-cell>
          <table:table-cell office:value-type="float" office:value="0.15" calcext:value-type="float">
            <text:p>0,15</text:p>
          </table:table-cell>
          <table:table-cell table:style-name="ce68" table:formula="of:=[.B7]*[.C7]*[.$J$3]" office:value-type="float" office:value="53.82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99" table:formula="of:=[.E7]*[.D7]" office:value-type="float" office:value="107.64" calcext:value-type="float">
            <text:p>108</text:p>
          </table:table-cell>
          <table:table-cell table:style-name="ce17" table:formula="of:=IF([.E7] &lt; 0;-[.E7]*[.D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68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style-name="ce99" table:formula="of:=[.E8]*[.D8]" office:value-type="float" office:value="-8" calcext:value-type="float">
            <text:p>-8</text:p>
          </table:table-cell>
          <table:table-cell table:style-name="ce17" table:formula="of:=IF([.E8] &lt; 0;-[.E8]*[.D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68" table:formula="of:=1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99" table:formula="of:=[.E9]*[.D9]" office:value-type="float" office:value="288" calcext:value-type="float">
            <text:p>288</text:p>
          </table:table-cell>
          <table:table-cell table:style-name="ce17" table:formula="of:=IF([.E9] &lt; 0;-[.E9]*[.D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68"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table:style-name="ce99" table:formula="of:=[.E10]*[.D10]" office:value-type="float" office:value="-96" calcext:value-type="float">
            <text:p>-96</text:p>
          </table:table-cell>
          <table:table-cell table:style-name="ce17" table:formula="of:=IF([.E10] &lt; 0;-[.E10]*[.D10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ом по коробці</text:p>
          </table:table-cell>
          <table:table-cell table:style-name="ce7"/>
          <table:table-cell table:style-name="ce11"/>
          <table:table-cell table:style-name="ce70"/>
          <table:table-cell table:style-name="ce95"/>
          <table:table-cell table:style-name="ce99" table:formula="of:=SUM([.F5:.F10])" office:value-type="float" office:value="570.1" calcext:value-type="float">
            <text:p>570</text:p>
          </table:table-cell>
          <table:table-cell table:style-name="ce17" table:formula="of:=SUM([.G5:.G10]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Дах</text:p>
          </table:table-cell>
          <table:table-cell table:style-name="ce65" table:number-columns-repeated="2"/>
          <table:table-cell table:style-name="ce69"/>
          <table:table-cell table:style-name="ce74" table:number-columns-repeated="2"/>
          <table:table-cell table:style-name="ce79"/>
          <table:table-cell table:number-columns-repeated="3"/>
        </table:table-row>
        <table:table-row table:style-name="ro1">
          <table:table-cell office:value-type="string" calcext:value-type="string">
            <text:p>Димар 1 (загалом)</text:p>
          </table:table-cell>
          <table:table-cell table:number-columns-repeated="2"/>
          <table:table-cell table:style-name="ce68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99" table:formula="of:=[.E13]*[.D13]" office:value-type="float" office:value="48" calcext:value-type="float">
            <text:p>48</text:p>
          </table:table-cell>
          <table:table-cell table:style-name="ce17" table:formula="of:=IF([.E13]&lt; 0;-[.E13]*[.D1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мар 1 (кутовий)</text:p>
          </table:table-cell>
          <table:table-cell table:number-columns-repeated="2"/>
          <table:table-cell table:style-name="ce68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99" table:formula="of:=[.E14]*[.D14]" office:value-type="float" office:value="-32" calcext:value-type="float">
            <text:p>-32</text:p>
          </table:table-cell>
          <table:table-cell table:style-name="ce17" table:formula="of:=IF([.E14]&lt; 0;-[.E14]*[.D14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мар 2 (загалом)</text:p>
          </table:table-cell>
          <table:table-cell table:number-columns-repeated="2"/>
          <table:table-cell table:style-name="ce68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9" table:formula="of:=[.E15]*[.D15]" office:value-type="float" office:value="40" calcext:value-type="float">
            <text:p>40</text:p>
          </table:table-cell>
          <table:table-cell table:style-name="ce17" table:formula="of:=IF([.E15]&lt; 0;-[.E15]*[.D15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мар 2 (кутовий)</text:p>
          </table:table-cell>
          <table:table-cell table:number-columns-repeated="2"/>
          <table:table-cell table:style-name="ce68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99" table:formula="of:=[.E16]*[.D16]" office:value-type="float" office:value="-32" calcext:value-type="float">
            <text:p>-32</text:p>
          </table:table-cell>
          <table:table-cell table:style-name="ce17" table:formula="of:=IF([.E16]&lt; 0;-[.E16]*[.D16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/>
          <table:table-cell table:style-name="ce70"/>
          <table:table-cell table:style-name="ce75"/>
          <table:table-cell table:style-name="ce99" table:formula="of:=SUM([.F11:.F16])" office:value-type="float" office:value="594.1" calcext:value-type="float">
            <text:p>594</text:p>
          </table:table-cell>
          <table:table-cell table:style-name="ce17" table:formula="of:=SUM([.G11:.G16]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/>
          <table:table-cell table:style-name="ce71"/>
          <table:table-cell table:style-name="ce76"/>
          <table:table-cell table:style-name="ce101" table:formula="of:=[.F17]*(1 + [.$J$5]/100)" office:value-type="float" office:value="653.51" calcext:value-type="float">
            <text:p>654</text:p>
          </table:table-cell>
          <table:table-cell table:style-name="ce18" table:formula="of:=[.G17]*(1 + [.$J$5]/100)" office:value-type="float" office:value="184.8" calcext:value-type="float">
            <text:p>185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3">
          <table:table-cell table:style-name="ce61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77" office:value-type="string" calcext:value-type="string">
            <text:p>Кількість цегли, шт</text:p>
          </table:table-cell>
          <table:table-cell table:style-name="ce19" table:number-columns-repeated="2"/>
          <table:table-cell table:style-name="ce4"/>
          <table:table-cell table:style-name="ce20"/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72" table:number-columns-repeated="2"/>
          <table:table-cell table:style-name="ce78"/>
          <table:table-cell table:style-name="ce19"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8.1-0.25" office:value-type="float" office:value="17.85" calcext:value-type="float">
            <text:p>17,85</text:p>
          </table:table-cell>
          <table:table-cell office:value-type="float" office:value="3" calcext:value-type="float">
            <text:p>3,00</text:p>
          </table:table-cell>
          <table:table-cell table:formula="of:=[.B23]*[.C23]*[.$J$3]" office:value-type="float" office:value="2784.6" calcext:value-type="float">
            <text:p>2785</text:p>
          </table:table-cell>
          <table:table-cell office:value-type="float" office:value="2" calcext:value-type="float">
            <text:p>2</text:p>
          </table:table-cell>
          <table:table-cell table:formula="of:=[.E23]*[.D23]" office:value-type="float" office:value="5569.2" calcext:value-type="float">
            <text:p>5569</text:p>
          </table:table-cell>
          <table:table-cell table:style-name="ce10"/>
          <table:table-cell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Торці</text:p>
          </table:table-cell>
          <table:table-cell office:value-type="float" office:value="6.9" calcext:value-type="float">
            <text:p>6,90</text:p>
          </table:table-cell>
          <table:table-cell office:value-type="float" office:value="3" calcext:value-type="float">
            <text:p>3,00</text:p>
          </table:table-cell>
          <table:table-cell table:formula="of:=[.B24]*[.C24]*[.$J$3]" office:value-type="float" office:value="1076.4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table:formula="of:=[.E24]*[.D24]" office:value-type="float" office:value="2152.8" calcext:value-type="float">
            <text:p>2153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Вікно</text:p>
          </table:table-cell>
          <table:table-cell office:value-type="float" office:value="0.8" calcext:value-type="float">
            <text:p>0,80</text:p>
          </table:table-cell>
          <table:table-cell office:value-type="float" office:value="1.3" calcext:value-type="float">
            <text:p>1,30</text:p>
          </table:table-cell>
          <table:table-cell table:formula="of:=[.B25]*[.C25]*[.$J$3]" office:value-type="float" office:value="54.08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table:formula="of:=[.E25]*[.D25]" office:value-type="float" office:value="-108.16" calcext:value-type="float">
            <text:p>-108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26]*[.C26]*[.$J$3]" office:value-type="float" office:value="115.128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table:formula="of:=[.E26]*[.D26]" office:value-type="float" office:value="-345.384" calcext:value-type="float">
            <text:p>-345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Ворота</text:p>
          </table:table-cell>
          <table:table-cell office:value-type="float" office:value="2.64" calcext:value-type="float">
            <text:p>2,64</text:p>
          </table:table-cell>
          <table:table-cell office:value-type="float" office:value="2.56" calcext:value-type="float">
            <text:p>2,56</text:p>
          </table:table-cell>
          <table:table-cell table:formula="of:=[.B27]*[.C27]*[.$J$3]" office:value-type="float" office:value="351.4368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table:formula="of:=[.E27]*[.D27]" office:value-type="float" office:value="-702.8736" calcext:value-type="float">
            <text:p>-703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63" office:value-type="string" calcext:value-type="string">
            <text:p>Дах</text:p>
          </table:table-cell>
          <table:table-cell table:style-name="ce65" table:number-columns-repeated="2"/>
          <table:table-cell table:style-name="ce74" table:number-columns-repeated="2"/>
          <table:table-cell table:style-name="ce79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Фронтон</text:p>
          </table:table-cell>
          <table:table-cell table:formula="of:=6.9/2" office:value-type="float" office:value="3.45" calcext:value-type="float">
            <text:p>3,45</text:p>
          </table:table-cell>
          <table:table-cell table:formula="of:=6.74-3" office:value-type="float" office:value="3.74" calcext:value-type="float">
            <text:p>3,74</text:p>
          </table:table-cell>
          <table:table-cell table:formula="of:=[.B29]*[.C29]*[.$J$3]" office:value-type="float" office:value="670.956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formula="of:=[.E29]*[.D29]" office:value-type="float" office:value="1341.912" calcext:value-type="float">
            <text:p>1342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Вікно дахове</text:p>
          </table:table-cell>
          <table:table-cell office:value-type="float" office:value="0.4" calcext:value-type="float">
            <text:p>0,40</text:p>
          </table:table-cell>
          <table:table-cell office:value-type="float" office:value="0.6" calcext:value-type="float">
            <text:p>0,60</text:p>
          </table:table-cell>
          <table:table-cell table:formula="of:=[.B30]*[.C30]*[.$J$3]" office:value-type="float" office:value="12.48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[.E30]*[.D30]" office:value-type="float" office:value="-49.92" calcext:value-type="float">
            <text:p>-50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31]*[.C31]*[.$J$3]" office:value-type="float" office:value="115.128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[.E31]*[.D31]" office:value-type="float" office:value="-230.256" calcext:value-type="float">
            <text:p>-230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2]*([.F11]+[.G11])" office:value-type="float" office:value="-674.1" calcext:value-type="float">
            <text:p>-674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75"/>
          <table:table-cell table:formula="of:=SUM([.F23:.F32])" office:value-type="float" office:value="6953.2184" calcext:value-type="float">
            <text:p>6953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76"/>
          <table:table-cell table:style-name="ce18" table:formula="of:=[.F33]*(1 + [.$J$5]/100)" office:value-type="float" office:value="7648.54024" calcext:value-type="float">
            <text:p>7649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3">
          <table:table-cell table:style-name="ce61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77" office:value-type="string" calcext:value-type="string">
            <text:p>Кількість цегли, шт</text:p>
          </table:table-cell>
          <table:table-cell/>
          <table:table-cell table:style-name="Default"/>
          <table:table-cell table:style-name="ce4" office:value-type="string" calcext:value-type="string">
            <text:p>В 1 м2</text:p>
          </table:table-cell>
          <table:table-cell table:style-name="ce100" office:value-type="float" office:value="8.3" calcext:value-type="float">
            <text:p>8,3</text:p>
          </table:table-cell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72" table:number-columns-repeated="2"/>
          <table:table-cell table:style-name="ce78"/>
          <table:table-cell/>
          <table:table-cell table:style-name="Default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8.1-0.6" office:value-type="float" office:value="17.5" calcext:value-type="float">
            <text:p>17,50</text:p>
          </table:table-cell>
          <table:table-cell table:formula="of:=3-0.2" office:value-type="float" office:value="2.8" calcext:value-type="float">
            <text:p>2,80</text:p>
          </table:table-cell>
          <table:table-cell table:formula="of:=[.B39]*[.C39]*[.$J$37]" office:value-type="float" office:value="406.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813.4" calcext:value-type="float">
            <text:p>813</text:p>
          </table:table-cell>
          <table:table-cell/>
          <table:table-cell table:style-name="Default"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Торці</text:p>
          </table:table-cell>
          <table:table-cell office:value-type="float" office:value="6.9" calcext:value-type="float">
            <text:p>6,90</text:p>
          </table:table-cell>
          <table:table-cell table:formula="of:=3-0.2" office:value-type="float" office:value="2.8" calcext:value-type="float">
            <text:p>2,80</text:p>
          </table:table-cell>
          <table:table-cell table:formula="of:=[.B40]*[.C40]*[.$J$37]" office:value-type="float" office:value="160.356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320.712" calcext:value-type="float">
            <text:p>32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Вікно</text:p>
          </table:table-cell>
          <table:table-cell office:value-type="float" office:value="0.8" calcext:value-type="float">
            <text:p>0,80</text:p>
          </table:table-cell>
          <table:table-cell office:value-type="float" office:value="1.3" calcext:value-type="float">
            <text:p>1,30</text:p>
          </table:table-cell>
          <table:table-cell table:formula="of:=[.B41]*[.C41]*[.$J$3]" office:value-type="float" office:value="54.08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table:formula="of:=[.E41]*[.D41]" office:value-type="float" office:value="-108.16" calcext:value-type="float">
            <text:p>-108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42]*[.C42]*[.$J$3]" office:value-type="float" office:value="115.128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table:formula="of:=[.E42]*[.D42]" office:value-type="float" office:value="-345.384" calcext:value-type="float">
            <text:p>-34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Ворота</text:p>
          </table:table-cell>
          <table:table-cell office:value-type="float" office:value="2.64" calcext:value-type="float">
            <text:p>2,64</text:p>
          </table:table-cell>
          <table:table-cell office:value-type="float" office:value="2.56" calcext:value-type="float">
            <text:p>2,56</text:p>
          </table:table-cell>
          <table:table-cell table:formula="of:=[.B43]*[.C43]*[.$J$3]" office:value-type="float" office:value="351.4368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table:formula="of:=[.E43]*[.D43]" office:value-type="float" office:value="-702.8736" calcext:value-type="float">
            <text:p>-70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63" office:value-type="string" calcext:value-type="string">
            <text:p>Дах</text:p>
          </table:table-cell>
          <table:table-cell table:style-name="ce65" table:number-columns-repeated="2"/>
          <table:table-cell table:style-name="ce74" table:number-columns-repeated="2"/>
          <table:table-cell table:style-name="ce79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Фронтон</text:p>
          </table:table-cell>
          <table:table-cell table:formula="of:=6.9/2" office:value-type="float" office:value="3.45" calcext:value-type="float">
            <text:p>3,45</text:p>
          </table:table-cell>
          <table:table-cell table:formula="of:=6.74-3" office:value-type="float" office:value="3.74" calcext:value-type="float">
            <text:p>3,74</text:p>
          </table:table-cell>
          <table:table-cell table:formula="of:=[.B45]*[.C45]*[.$J$3]" office:value-type="float" office:value="670.956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formula="of:=[.E45]*[.D45]" office:value-type="float" office:value="1341.912" calcext:value-type="float">
            <text:p>1342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Вікно дахове</text:p>
          </table:table-cell>
          <table:table-cell office:value-type="float" office:value="0.4" calcext:value-type="float">
            <text:p>0,40</text:p>
          </table:table-cell>
          <table:table-cell office:value-type="float" office:value="0.6" calcext:value-type="float">
            <text:p>0,60</text:p>
          </table:table-cell>
          <table:table-cell table:formula="of:=[.B46]*[.C46]*[.$J$3]" office:value-type="float" office:value="12.48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[.E46]*[.D46]" office:value-type="float" office:value="-49.92" calcext:value-type="float">
            <text:p>-5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47]*[.C47]*[.$J$3]" office:value-type="float" office:value="115.128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[.E47]*[.D47]" office:value-type="float" office:value="-230.256" calcext:value-type="float">
            <text:p>-23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48]*[.F33]" office:value-type="float" office:value="-6953.2184" calcext:value-type="float">
            <text:p>-695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75"/>
          <table:table-cell table:formula="of:=SUM([.F39:.F48])" office:value-type="float" office:value="-5913.788" calcext:value-type="float">
            <text:p>-591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76"/>
          <table:table-cell table:style-name="ce18" table:formula="of:=[.F49]*(1 + [.$J$5]/100)" office:value-type="float" office:value="-6505.1668" calcext:value-type="float">
            <text:p>-6505</text:p>
          </table:table-cell>
          <table:table-cell/>
          <table:table-cell table:style-name="Default" table:number-columns-repeated="2"/>
          <table:table-cell/>
        </table:table-row>
      </table:table>
      <table:table table:name="Арка (калькулятор)" table:style-name="ta1">
        <table:table-column table:style-name="co13" table:default-cell-style-name="ce45"/>
        <table:table-column table:style-name="co2" table:number-columns-repeated="2" table:default-cell-style-name="Default"/>
        <table:table-column table:style-name="co14" table:default-cell-style-name="ce4"/>
        <table:table-column table:style-name="co2" table:default-cell-style-name="ce60"/>
        <table:table-row table:style-name="ro1">
          <table:table-cell table:style-name="ce41" office:value-type="string" calcext:value-type="string" table:number-columns-spanned="2" table:number-rows-spanned="1">
            <text:p>Початкові данні</text:p>
          </table:table-cell>
          <table:covered-table-cell table:style-name="ce49"/>
          <table:table-cell/>
          <table:table-cell office:value-type="string" calcext:value-type="string" table:number-columns-spanned="2" table:number-rows-spanned="1">
            <text:p>Проміжні розрахунки</text:p>
          </table:table-cell>
          <table:covered-table-cell table:style-name="ce80"/>
        </table:table-row>
        <table:table-row table:style-name="ro1">
          <table:table-cell table:style-name="ce42" office:value-type="string" calcext:value-type="string">
            <text:p>Ширина прольоту, см</text:p>
          </table:table-cell>
          <table:table-cell table:style-name="ce50" office:value-type="float" office:value="80" calcext:value-type="float">
            <text:p>80,0</text:p>
          </table:table-cell>
          <table:table-cell/>
          <table:table-cell office:value-type="string" calcext:value-type="string">
            <text:p>Кут арки, рад</text:p>
          </table:table-cell>
          <table:table-cell table:formula="of:=2*ACOS( ([.B11]-[.B3])/[.B11])" office:value-type="float" office:value="0.722053682024735" calcext:value-type="float">
            <text:p>0,72</text:p>
          </table:table-cell>
        </table:table-row>
        <table:table-row table:style-name="ro1">
          <table:table-cell table:style-name="ce42" office:value-type="string" calcext:value-type="string">
            <text:p>Стріла арки, см</text:p>
          </table:table-cell>
          <table:table-cell table:style-name="ce50" office:value-type="float" office:value="7.3" calcext:value-type="float">
            <text:p>7,3</text:p>
          </table:table-cell>
          <table:table-cell/>
          <table:table-cell office:value-type="string" calcext:value-type="string">
            <text:p>Довжина арки низ, см</text:p>
          </table:table-cell>
          <table:table-cell table:formula="of:=[.B11]*[.E2]" office:value-type="float" office:value="81.7646665722379" calcext:value-type="float">
            <text:p>81,76</text:p>
          </table:table-cell>
        </table:table-row>
        <table:table-row table:style-name="ro5">
          <table:table-cell table:style-name="ce42" office:value-type="string" calcext:value-type="string">
            <text:p>Товщина цегли низ, см</text:p>
          </table:table-cell>
          <table:table-cell table:style-name="ce51" office:value-type="float" office:value="5.8" calcext:value-type="float">
            <text:p>5,8</text:p>
          </table:table-cell>
          <table:table-cell/>
          <table:table-cell table:style-name="ce59" office:value-type="string" calcext:value-type="string">
            <text:p>Довжина арки верх, см</text:p>
          </table:table-cell>
          <table:table-cell table:formula="of:=[.B12]*[.E2]" office:value-type="float" office:value="99.8160086228563" calcext:value-type="float">
            <text:p>99,82</text:p>
          </table:table-cell>
        </table:table-row>
        <table:table-row table:style-name="ro1">
          <table:table-cell table:style-name="ce42" office:value-type="string" calcext:value-type="string">
            <text:p>Товщина цегли верх, см</text:p>
          </table:table-cell>
          <table:table-cell table:style-name="ce52" office:value-type="float" office:value="6.5" calcext:value-type="float">
            <text:p>6,5</text:p>
          </table:table-cell>
          <table:table-cell/>
          <table:table-cell office:value-type="string" calcext:value-type="string">
            <text:p>Кількість цегли при мін. шві, шт</text:p>
          </table:table-cell>
          <table:table-cell table:formula="of:=([.E3]+[.B7])/([.B4]+[.B7])" office:value-type="float" office:value="13.0578835828949" calcext:value-type="float">
            <text:p>13,06</text:p>
          </table:table-cell>
        </table:table-row>
        <table:table-row table:style-name="ro1">
          <table:table-cell table:style-name="ce42" office:value-type="string" calcext:value-type="string">
            <text:p>Висота цегли, см</text:p>
          </table:table-cell>
          <table:table-cell table:style-name="ce52" office:value-type="float" office:value="25" calcext:value-type="float">
            <text:p>25,0</text:p>
          </table:table-cell>
          <table:table-cell/>
          <table:table-cell office:value-type="string" calcext:value-type="string">
            <text:p>Кількість цегли конструктивна (непарна), шт</text:p>
          </table:table-cell>
          <table:table-cell table:formula="of:=ODD([.E5])-2" office:value-type="float" office:value="13" calcext:value-type="float">
            <text:p>13,00</text:p>
          </table:table-cell>
        </table:table-row>
        <table:table-row table:style-name="ro1">
          <table:table-cell table:style-name="ce43" office:value-type="string" calcext:value-type="string">
            <text:p>Мін. товщина шва, см</text:p>
          </table:table-cell>
          <table:table-cell table:style-name="ce53" office:value-type="float" office:value="0.5" calcext:value-type="float">
            <text:p>0,5</text:p>
          </table:table-cell>
          <table:table-cell/>
          <table:table-cell office:value-type="string" calcext:value-type="string">
            <text:p>Мін. товщина шва конструктивна, см</text:p>
          </table:table-cell>
          <table:table-cell table:formula="of:=([.E3]-[.B4]*[.E6])/([.E6]-1)" office:value-type="float" office:value="0.530388881019826" calcext:value-type="float">
            <text:p>0,53</text:p>
          </table:table-cell>
        </table:table-row>
        <table:table-row table:style-name="ro1">
          <table:table-cell table:style-name="ce44" office:value-type="string" calcext:value-type="string">
            <text:p>Макс. товщина шва, см</text:p>
          </table:table-cell>
          <table:table-cell table:style-name="ce54" office:value-type="float" office:value="2.5" calcext:value-type="float">
            <text:p>2,5</text:p>
          </table:table-cell>
          <table:table-cell/>
          <table:table-cell office:value-type="string" calcext:value-type="string">
            <text:p>Макс. товщина шва конструктивна, см</text:p>
          </table:table-cell>
          <table:table-cell table:formula="of:=([.E4]-[.B5]*[.E6])/([.E6]-1)" office:value-type="float" office:value="1.27633405190469" calcext:value-type="float">
            <text:p>1,2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46" office:value-type="string" calcext:value-type="string" table:number-columns-spanned="2" table:number-rows-spanned="1">
            <text:p>Результати розрахунку</text:p>
          </table:table-cell>
          <table:covered-table-cell table:style-name="ce55"/>
          <table:table-cell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Радіус арки низ, см</text:p>
          </table:table-cell>
          <table:table-cell table:style-name="ce56" table:formula="of:=[.B2]*[.B2]/(8*[.B3])+[.B3]/2" office:value-type="float" office:value="113.23904109589" calcext:value-type="float">
            <text:p>113,2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Радіус арки верх, см</text:p>
          </table:table-cell>
          <table:table-cell table:style-name="ce56" table:formula="of:=[.B11]+[.B6]" office:value-type="float" office:value="138.23904109589" calcext:value-type="float">
            <text:p>138,2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Кут арки, град</text:p>
          </table:table-cell>
          <table:table-cell table:style-name="ce56" table:formula="of:=180*[.E2]/PI()" office:value-type="float" office:value="41.3706285618985" calcext:value-type="float">
            <text:p>41,4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Кількість цегли, шт</text:p>
          </table:table-cell>
          <table:table-cell table:style-name="ce57" table:formula="of:=[.E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Товщина шва низ, см</text:p>
          </table:table-cell>
          <table:table-cell table:style-name="ce56" table:formula="of:=[.E7]" office:value-type="float" office:value="0.530388881019826" calcext:value-type="float">
            <text:p>0,5</text:p>
          </table:table-cell>
          <table:table-cell table:number-columns-repeated="3"/>
        </table:table-row>
        <table:table-row table:style-name="ro5">
          <table:table-cell table:style-name="ce48" office:value-type="string" calcext:value-type="string">
            <text:p>Товщина шва верх, см</text:p>
          </table:table-cell>
          <table:table-cell table:style-name="ce58" table:formula="of:=[.E8]" office:value-type="float" office:value="1.27633405190469" calcext:value-type="float">
            <text:p>1,3</text:p>
          </table:table-cell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Арка (калькулятор)'.B4:'Арка (калькулятор)'.B4">
            <calcext:condition calcext:apply-style-name="Custom1" calcext:value="&lt;6.5" calcext:base-cell-address="'Арка (калькулятор)'.B4"/>
          </calcext:conditional-format>
          <calcext:conditional-format calcext:target-range-address="'Арка (калькулятор)'.B16:'Арка (калькулятор)'.B16">
            <calcext:condition calcext:apply-style-name="Custom1" calcext:value="&gt;[.B8]" calcext:base-cell-address="'Арка (калькулятор)'.B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number:number-style style:name="N109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.00.0000</text:date>, <text:time style:data-style-name="N2" text:time-value="10:14:10.997998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1-07-21T12:47:08.101830200</dc:date>
    <dc:creator>Віталій </dc:creator>
    <meta:editing-duration>PT18H40M52S</meta:editing-duration>
    <meta:editing-cycles>36</meta:editing-cycles>
    <meta:generator>LibreOffice/6.2.8.2$Linux_X86_64 LibreOffice_project/20$Build-2</meta:generator>
    <meta:document-statistic meta:table-count="4" meta:cell-count="388" meta:object-count="0"/>
  </office:meta>
</office:document-meta>
</file>